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fo:min-height="9.134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subtitle" style:list-style-name="L2">
      <style:graphic-properties draw:fill-color="#ffffff" fo:min-height="11.7cm"/>
      <style:paragraph-properties style:writing-mode="lr-tb"/>
    </style:style>
    <style:style style:name="pr5" style:family="presentation" style:parent-style-name="DNA-subtitle" style:list-style-name="L2">
      <style:graphic-properties draw:fill-color="#ffffff" fo:min-height="10.634cm"/>
      <style:paragraph-properties style:writing-mode="lr-tb"/>
    </style:style>
    <style:style style:name="pr6" style:family="presentation" style:parent-style-name="DNA-subtitle" style:list-style-name="L2">
      <style:graphic-properties draw:fill-color="#ffffff" fo:min-height="14.69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margin-left="0cm" fo:margin-right="0cm" fo:text-align="start" fo:text-indent="0cm"/>
      <style:text-properties fo:font-size="32pt" fo:hyphenate="false" loext:hyphenation-no-caps="false"/>
    </style:style>
    <style:style style:name="P5" style:family="paragraph">
      <style:paragraph-properties fo:text-align="start"/>
      <style:text-properties fo:font-size="32pt" fo:hyphenate="false" loext:hyphenation-no-caps="false"/>
    </style:style>
    <style:style style:name="P6" style:family="paragraph">
      <style:paragraph-properties fo:margin-left="1cm" fo:margin-right="0cm" fo:text-align="start" fo:text-indent="0cm"/>
      <style:text-properties fo:font-size="32pt" fo:hyphenate="false" loext:hyphenation-no-caps="false"/>
    </style:style>
    <style:style style:name="P7" style:family="paragraph">
      <loext:graphic-properties draw:fill-color="#ffffff"/>
      <style:paragraph-properties fo:text-align="start" style:writing-mode="lr-tb"/>
      <style:text-properties fo:font-size="32pt" fo:hyphenate="false" loext:hyphenation-no-caps="false"/>
    </style:style>
    <style:style style:name="P8" style:family="paragraph">
      <style:paragraph-properties fo:text-align="start"/>
      <style:text-properties fo:hyphenate="false" loext:hyphenation-no-caps="false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margin-left="1cm" fo:margin-right="0cm" fo:text-align="start" fo:text-indent="0cm"/>
      <style:text-properties fo:hyphenate="false" loext:hyphenation-no-caps="false"/>
    </style:style>
    <style:style style:name="P13" style:family="paragraph">
      <loext:graphic-properties draw:fill-color="#ffffff"/>
      <style:paragraph-properties fo:text-align="start" style:writing-mode="lr-tb"/>
      <style:text-properties fo:hyphenate="false" loext:hyphenation-no-caps="false"/>
    </style:style>
    <style:style style:name="P14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32pt" fo:font-weight="normal" style:font-size-asian="32pt" style:font-weight-asian="normal" style:font-size-complex="32pt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9.134cm" svg:x="4.5cm" svg:y="3.8cm" presentation:class="subtitle" presentation:user-transformed="true">
          <draw:text-box>
            <text:p><text:span text:style-name="T1">Projekt ”SkadesØkonomi”</text:span></text:p>
            <text:p><text:span text:style-name="T1">Teknisk opbygnning</text:span></text:p>
            <text:p><text:span text:style-name="T1"/></text:p>
            <text:p><text:span text:style-name="T2">Civ.Ing. Bo Victor Thomsen (GIS &amp; database nørd)</text:span></text:p>
            <text:p><text:span text:style-name="T2">AestasGIS</text:span></text:p>
            <text:p><text:span text:style-name="T2"/></text:p>
            <text:p><text:span text:style-name="T3">Seminarer/Workshops feburar – marts 202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Metodeudvikling</text:span></text:p>
          </draw:text-box>
        </draw:frame>
        <draw:frame presentation:style-name="pr4" draw:text-style-name="P7" draw:layer="layout" svg:width="22.5cm" svg:height="11.7cm" svg:x="5.5cm" svg:y="2.8cm" presentation:class="subtitle" presentation:user-transformed="true">
          <draw:text-box>
            <text:list text:style-name="L2">
              <text:list-item>
                <text:p text:style-name="P4"><text:s/>Alle data til modeller er placeret i en relationel <text:s text:c="5"/>database</text:p>
              </text:list-item>
              <text:list-item>
                <text:p text:style-name="P5"><text:s/>Alle modelfunktioner er SQL forespørgsler</text:p>
              </text:list-item>
              <text:list-item>
                <text:p text:style-name="P4"><text:s/>GIS program benyttes (næsten kun) som</text:p>
                <text:p text:style-name="P4"><text:s/>brugerflade<text:line-break/></text:p>
              </text:list-item>
              <text:list-item>
                <text:p text:style-name="P5"><text:s/>”White box” system…</text:p>
              </text:list-item>
              <text:list-item>
                <text:p text:style-name="P6"><text:span text:style-name="T5"><text:s/></text:span><text:span text:style-name="T5">Alle metoder/parametre er dokumenteret</text:span></text:p>
              </text:list-item>
              <text:list-item>
                <text:p text:style-name="P6"><text:span text:style-name="T5"><text:s/></text:span><text:span text:style-name="T5">Alle SQL scripts og plugin kode er open source</text:span></text:p>
              </text:list-item>
              <text:list-item>
                <text:p text:style-name="P6"><text:span text:style-name="T5"><text:s/></text:span><text:span text:style-name="T5">Til udvikling benyttes offentlig GitHub repository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Softwarebasis for projekt</text:span></text:p>
          </draw:text-box>
        </draw:frame>
        <draw:frame presentation:style-name="pr1" draw:text-style-name="P10" draw:layer="layout" svg:width="22.5cm" svg:height="9.134cm" svg:x="5.5cm" svg:y="1.866cm" presentation:class="subtitle" presentation:user-transformed="true">
          <draw:text-box>
            <text:list text:style-name="L2">
              <text:list-item>
                <text:p text:style-name="P8"><text:s/>PostgreSQL/PostGIS database system</text:p>
              </text:list-item>
              <text:list-item>
                <text:p text:style-name="P9"><text:s/>QGIS GIS platform </text:p>
              </text:list-item>
              <text:list-item>
                <text:p text:style-name="P9"><text:s/>QGIS-Python baseret plugin til brugerflade</text:p>
                <text:p text:style-name="P9"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Hvorfor disse produkter ?</text:span></text:p>
          </draw:text-box>
        </draw:frame>
        <draw:frame presentation:style-name="pr1" draw:text-style-name="P10" draw:layer="layout" svg:width="22.5cm" svg:height="9.134cm" svg:x="5.5cm" svg:y="3.5cm" presentation:class="subtitle" presentation:user-transformed="true">
          <draw:text-box>
            <text:list text:style-name="L2">
              <text:list-item>
                <text:p text:style-name="P8"><text:s/>Open Source</text:p>
              </text:list-item>
              <text:list-item>
                <text:p text:style-name="P9"><text:s/>Frit tilgængelige, ingen licensomkostninger.</text:p>
              </text:list-item>
              <text:list-item>
                <text:p text:style-name="P9"><text:s/>Meget høj software kvalitet </text:p>
                <text:p text:style-name="P9"/>
                <text:p text:style-name="P9"/>
                <text:p text:style-name="P9"/>
                <text:p text:style-name="P9"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Installation og dokumentation</text:span></text:p>
          </draw:text-box>
        </draw:frame>
        <draw:frame presentation:style-name="pr5" draw:text-style-name="P13" draw:layer="layout" svg:width="22.5cm" svg:height="10.634cm" svg:x="5.5cm" svg:y="2.866cm" presentation:class="subtitle" presentation:user-transformed="true">
          <draw:text-box>
            <text:list text:style-name="L2">
              <text:list-header>
                <text:p text:style-name="P8">Programmer og dokumentation på GitHub:<text:line-break/><text:line-break/> <text:s text:c="3"/><text:span text:style-name="T6"><text:a xlink:href="https://github.com/skadesokonomi" xlink:type="simple">https://github.com/skadesokonomi</text:a></text:span><text:span text:style-name="T6"><text:line-break/></text:span><text:span text:style-name="T6"/></text:p>
              </text:list-header>
              <text:list-item>
                <text:p text:style-name="P8"><text:span text:style-name="T7"><text:s/></text:span><text:span text:style-name="T7">4 repositories:</text:span></text:p>
              </text:list-item>
              <text:list-item>
                <text:p text:style-name="P12"><text:span text:style-name="T5">Dokumentation (dokumentation til systemet)</text:span></text:p>
              </text:list-item>
              <text:list-item>
                <text:p text:style-name="P12"><text:span text:style-name="T5">Installation (Installations-filer og -vejledning</text:span></text:p>
              </text:list-item>
              <text:list-item>
                <text:p text:style-name="P12"><text:span text:style-name="T5">Udvikling (placering af kode under udvikling)</text:span></text:p>
              </text:list-item>
              <text:list-item>
                <text:p text:style-name="P12"><text:span text:style-name="T5">Data (Eksempeldata samt visse landsdækkende basisdata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Hvor er vi i udviklingen ?</text:span></text:p>
          </draw:text-box>
        </draw:frame>
        <draw:frame presentation:style-name="pr6" draw:text-style-name="P13" draw:layer="layout" svg:width="22.5cm" svg:height="15.631cm" svg:x="5.5cm" svg:y="1.369cm" presentation:class="subtitle" presentation:user-transformed="true">
          <draw:text-box>
            <text:list text:style-name="L2">
              <text:list-header>
                <text:p text:style-name="P8"/>
              </text:list-header>
              <text:list-item>
                <text:p text:style-name="P8"><text:s/>Version 1 (Nov. 2021)</text:p>
              </text:list-item>
              <text:list-item>
                <text:p text:style-name="P12"><text:span text:style-name="T5">Alle skademodeller udviklet</text:span></text:p>
              </text:list-item>
              <text:list-item>
                <text:p text:style-name="P12"><text:span text:style-name="T5">Relativ simpel risikoberegning</text:span><text:span text:style-name="T5"><text:line-break/></text:span><text:span text:style-name="T5"/></text:p>
              </text:list-item>
              <text:list-item>
                <text:p text:style-name="P8"><text:span text:style-name="T7"><text:s/></text:span><text:span text:style-name="T7">Version 1.1 (Januar 2022)</text:span></text:p>
              </text:list-item>
              <text:list-item>
                <text:p text:style-name="P12"><text:span text:style-name="T5"><text:s/></text:span><text:span text:style-name="T5">Bedre risikoberegning, model ”Bygninger”</text:span></text:p>
              </text:list-item>
              <text:list-item>
                <text:p text:style-name="P12"><text:span text:style-name="T5"><text:s/></text:span><text:span text:style-name="T5">Udvidet ”kælder” begreb for bygningsmodel.</text:span></text:p>
              </text:list-item>
              <text:list-item>
                <text:p text:style-name="P12"><text:span text:style-name="T5"><text:s/></text:span><text:span text:style-name="T5">Forbedret brugerflade. </text:span><text:span text:style-name="T5"><text:line-break/></text:span><text:span text:style-name="T5"/></text:p>
              </text:list-item>
              <text:list-item>
                <text:p text:style-name="P14"><text:span text:style-name="T8"><text:s/></text:span><text:span text:style-name="T8">Version 1.2 (Marts 2022)</text:span></text:p>
              </text:list-item>
              <text:list-item>
                <text:p text:style-name="P12"><text:span text:style-name="T5"><text:s/></text:span><text:span text:style-name="T5">Bedre risikoberegning, øvrige modeller </text:span></text:p>
              </text:list-item>
              <text:list-item>
                <text:p text:style-name="P12"><text:span text:style-name="T5"><text:s/></text:span><text:span text:style-name="T5">Standardisering af modeller </text:span></text:p>
              </text:list-item>
              <text:list-item>
                <text:p text:style-name="P12"><text:span text:style-name="T5"><text:s/></text:span><text:span text:style-name="T5">Rettelse af QGIS fejl </text:span><text:span text:style-name="T8"><text:line-break/></text:span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Version 2…</text:span></text:p>
          </draw:text-box>
        </draw:frame>
        <draw:frame presentation:style-name="pr1" draw:text-style-name="P10" draw:layer="layout" svg:width="22.5cm" svg:height="9.134cm" svg:x="5.5cm" svg:y="2.456cm" presentation:class="subtitle" presentation:user-transformed="true">
          <draw:text-box>
            <text:list text:style-name="L2">
              <text:list-header>
                <text:p text:style-name="P8"/>
              </text:list-header>
              <text:list-item>
                <text:p text:style-name="P8"><text:s/>Log facilitet</text:p>
              </text:list-item>
              <text:list-item>
                <text:p text:style-name="P8"><text:s/>Direkte brug af <text:span text:style-name="T9">raster</text:span> højdedata</text:p>
              </text:list-item>
              <text:list-item>
                <text:p text:style-name="P8"><text:s/>Bedre separation mellem brugerflade og model</text:p>
              </text:list-item>
              <text:list-item>
                <text:p text:style-name="P8"><text:s/>Mange flere ønsker fra brugere...</text:p>
                <text:p text:style-name="P1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6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8T03:46:14.040000000</meta:creation-date>
    <meta:editing-duration>P1DT36M28S</meta:editing-duration>
    <meta:editing-cycles>8</meta:editing-cycles>
    <meta:generator>LibreOffice/7.2.2.2$Windows_X86_64 LibreOffice_project/02b2acce88a210515b4a5bb2e46cbfb63fe97d56</meta:generator>
    <dc:title>DNA</dc:title>
    <dc:date>2022-03-07T09:51:06.390000000</dc:date>
    <meta:document-statistic meta:object-count="129"/>
  </office:meta>
</office:document-meta>
</file>